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25in" fo:margin-left="0.0771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9375in"/>
    </style:style>
    <style:style style:name="Table1.D" style:family="table-column">
      <style:table-column-properties style:column-width="2.6875in"/>
    </style:style>
    <style:style style:name="Table1.A1" style:family="table-cell">
      <style:table-cell-properties style:writing-mode="page"/>
    </style:style>
    <style:style style:name="Table1.A2" style:family="table-cell">
      <style:table-cell-properties fo:padding="0in" fo:border="none" style:writing-mode="page"/>
    </style:style>
    <style:style style:name="P1" style:family="paragraph" style:parent-style-name="Heading_20_2">
      <style:text-properties style:font-name="Liberation Mono" fo:font-size="12pt" officeooo:paragraph-rsid="000ae813" style:font-size-asian="12pt" style:font-size-complex="12pt"/>
    </style:style>
    <style:style style:name="P2" style:family="paragraph" style:parent-style-name="Table_20_Contents">
      <loext:graphic-properties draw:fill="none"/>
      <style:paragraph-properties fo:margin-left="0in" fo:margin-right="0.5in" fo:orphans="0" fo:widows="0" fo:text-indent="0in" style:auto-text-indent="false" fo:background-color="transparent" text:number-lines="false" text:line-number="0"/>
      <style:text-properties style:font-name="Liberation Mono" fo:font-size="12pt" officeooo:rsid="00126981" officeooo:paragraph-rsid="000ae813" style:font-size-asian="12pt" style:font-size-complex="12pt"/>
    </style:style>
    <style:style style:name="P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Mono" fo:font-size="12pt" officeooo:rsid="00126981" officeooo:paragraph-rsid="000ae813" style:font-size-asian="12pt" style:font-size-complex="12pt"/>
    </style:style>
    <style:style style:name="P4" style:family="paragraph" style:parent-style-name="Table_20_Contents">
      <style:text-properties style:font-name="Liberation Mono" fo:font-size="12pt" officeooo:rsid="00126981" officeooo:paragraph-rsid="000ae813" style:font-size-asian="12pt" style:font-size-complex="12pt"/>
    </style:style>
    <style:style style:name="P5" style:family="paragraph" style:parent-style-name="Table_20_Contents">
      <style:text-properties style:font-name="Liberation Mono" fo:font-size="12pt" officeooo:rsid="0017e12b" officeooo:paragraph-rsid="000ae813" style:font-size-asian="12pt" style:font-size-complex="12pt"/>
    </style:style>
    <style:style style:name="P6" style:family="paragraph" style:parent-style-name="Table_20_Contents">
      <style:text-properties style:font-name="Liberation Mono" fo:font-size="12pt" officeooo:rsid="000ae813" officeooo:paragraph-rsid="000ae813" style:font-size-asian="12pt" style:font-size-complex="12pt"/>
    </style:style>
    <style:style style:name="P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Mono" fo:font-size="12pt" officeooo:rsid="000ae813" officeooo:paragraph-rsid="000ae813" style:font-size-asian="12pt" style:font-size-complex="12pt"/>
    </style:style>
    <style:style style:name="P8" style:family="paragraph" style:parent-style-name="Text_20_body">
      <style:text-properties style:font-name="Liberation Mono" fo:font-size="12pt" officeooo:paragraph-rsid="000ae813" style:font-size-asian="12pt" style:font-size-complex="12pt"/>
    </style:style>
    <style:style style:name="P9" style:family="paragraph" style:parent-style-name="Text_20_body">
      <style:paragraph-properties fo:break-before="page"/>
      <style:text-properties style:font-name="Liberation Mono" fo:font-size="12pt" officeooo:rsid="00126981" officeooo:paragraph-rsid="000ae813" style:font-size-asian="12pt" style:font-size-complex="12pt"/>
    </style:style>
    <style:style style:name="P10" style:family="paragraph" style:parent-style-name="Text_20_body">
      <style:text-properties style:font-name="Liberation Mono" fo:font-size="12pt" officeooo:rsid="00126981" officeooo:paragraph-rsid="000ae813" style:font-size-asian="12pt" style:font-size-complex="12pt"/>
    </style:style>
    <style:style style:name="P11" style:family="paragraph" style:parent-style-name="Text_20_body" style:list-style-name="L1">
      <style:text-properties style:font-name="Liberation Mono" fo:font-size="12pt" officeooo:paragraph-rsid="000ae813" style:font-size-asian="12pt" style:font-size-complex="12pt"/>
    </style:style>
    <style:style style:name="P12" style:family="paragraph" style:parent-style-name="Text_20_body" style:list-style-name="L2">
      <style:text-properties style:font-name="Liberation Mono" fo:font-size="12pt" officeooo:paragraph-rsid="000ae813" style:font-size-asian="12pt" style:font-size-complex="12pt"/>
    </style:style>
    <style:style style:name="P13" style:family="paragraph" style:parent-style-name="Text_20_body" style:list-style-name="L3">
      <style:text-properties style:font-name="Liberation Mono" fo:font-size="12pt" officeooo:paragraph-rsid="000ae813" style:font-size-asian="12pt" style:font-size-complex="12pt"/>
    </style:style>
    <style:style style:name="P14" style:family="paragraph" style:parent-style-name="Text_20_body" style:list-style-name="L4">
      <style:text-properties style:font-name="Liberation Mono" fo:font-size="12pt" officeooo:paragraph-rsid="000ae813" style:font-size-asian="12pt" style:font-size-complex="12pt"/>
    </style:style>
    <style:style style:name="P15" style:family="paragraph" style:parent-style-name="Text_20_body" style:list-style-name="L5">
      <style:text-properties style:font-name="Liberation Mono" fo:font-size="12pt" officeooo:paragraph-rsid="000ae813" style:font-size-asian="12pt" style:font-size-complex="12pt"/>
    </style:style>
    <style:style style:name="P16" style:family="paragraph" style:parent-style-name="Text_20_body" style:list-style-name="L5">
      <style:text-properties officeooo:paragraph-rsid="000ae813"/>
    </style:style>
    <style:style style:name="P17" style:family="paragraph" style:parent-style-name="Text_20_body">
      <style:text-properties officeooo:paragraph-rsid="000ae813"/>
    </style:style>
    <style:style style:name="T1" style:family="text">
      <style:text-properties officeooo:rsid="0017e12b"/>
    </style:style>
    <style:style style:name="T2" style:family="text">
      <style:text-properties officeooo:rsid="000ae813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2">GDPR and Data Protection</text:span> – <text:span text:style-name="T1">Version </text:span><text:span text:style-name="T2">2</text:span><text:span text:style-name="T1"> - </text:span><text:span text:style-name="T2">08</text:span><text:span text:style-name="T1">/0</text:span><text:span text:style-name="T2">9</text:span><text:span text:style-name="T1">/2025</text:span> <text:s/></text:h>
      <text:p text:style-name="P8"/>
      <text:p text:style-name="P8">BioFigR Ltd, <text:span text:style-name="T1">Ireland</text:span></text:p>
      <text:p text:style-name="P8">Director: Stephen Stockdale, <text:span text:style-name="T1">Ph.D.</text:span> <text:s/></text:p>
      <text:p text:style-name="P8"/>
      <text:p text:style-name="P8">1. Purpose</text:p>
      <text:p text:style-name="P8">This agreement sets out how BioFigR Ltd (“Service Provider”) processes, stores, and protects client data in compliance with the General Data Protection Regulation (GDPR) and Irish data protection law.</text:p>
      <text:p text:style-name="P8"/>
      <text:p text:style-name="P8">2. Data Ownership and Intellectual Property</text:p>
      <text:list text:style-name="L1">
        <text:list-item>
          <text:p text:style-name="P11">Client retains full ownership of all raw and derived data.</text:p>
        </text:list-item>
        <text:list-item>
          <text:p text:style-name="P11">BioFigR makes no claim to intellectual property or discoveries arising from the analysis.</text:p>
        </text:list-item>
        <text:list-item>
          <text:p text:style-name="P11">BioFigR may reuse non-proprietary methods, code snippets, or graphical templates for future projects, excluding client-specific or identifiable data.</text:p>
        </text:list-item>
      </text:list>
      <text:p text:style-name="P8"/>
      <text:p text:style-name="P8">3. Data Collection and Minimisation</text:p>
      <text:list text:style-name="L2">
        <text:list-item>
          <text:p text:style-name="P12">Only data necessary to deliver agreed services is collected.</text:p>
        </text:list-item>
        <text:list-item>
          <text:p text:style-name="P12">No patient-identifiable clinical data is processed by BioFigR.</text:p>
        </text:list-item>
        <text:list-item>
          <text:p text:style-name="P12">Personal data is limited to contact details and project-related information.</text:p>
        </text:list-item>
      </text:list>
      <text:p text:style-name="P8"/>
      <text:p text:style-name="P8">4. Data Storage and Security</text:p>
      <text:list text:style-name="L3">
        <text:list-item>
          <text:p text:style-name="P13">Data stored on encrypted local systems with password protection.</text:p>
        </text:list-item>
        <text:list-item>
          <text:p text:style-name="P13">Backups maintained using GDPR-compliant cloud providers (Dropbox with two-factor authentication, Cloud CIX for compute, Zoho Books for financial records).</text:p>
        </text:list-item>
        <text:list-item>
          <text:p text:style-name="P13">Access restricted to authorised BioFigR personnel only.</text:p>
        </text:list-item>
      </text:list>
      <text:p text:style-name="P8"/>
      <text:p text:style-name="P8">5. Data Transfers</text:p>
      <text:list text:style-name="L4">
        <text:list-item>
          <text:p text:style-name="P14"><text:soft-page-break/>Third-party platforms (Dropbox, Zoho, Cloud CIX) may store or process data inside or outside the EEA.</text:p>
        </text:list-item>
        <text:list-item>
          <text:p text:style-name="P14">All transfers are governed by Standard Contractual Clauses (SCCs) or equivalent safeguards.</text:p>
        </text:list-item>
      </text:list>
      <text:p text:style-name="P8"/>
      <text:p text:style-name="P8">6. Data Retention</text:p>
      <text:list text:style-name="L5">
        <text:list-item>
          <text:p text:style-name="P15">Project data retained indefinitely unless the client requests deletion.</text:p>
        </text:list-item>
        <text:list-item>
          <text:p text:style-name="P15">Personal data (e.g. email, phone) reviewed annually; non-essential data securely deleted.</text:p>
        </text:list-item>
        <text:list-item>
          <text:p text:style-name="P15">Clients may request deletion at any time via written notice.</text:p>
          <text:p text:style-name="P15"/>
        </text:list-item>
      </text:list>
      <text:p text:style-name="P17"><text:span text:style-name="Strong_20_Emphasis"><text:span text:style-name="T4">7. Client Rights (GDPR Articles 15–20)</text:span></text:span></text:p>
      <text:list text:continue-numbering="true" text:style-name="L5">
        <text:list-item>
          <text:p text:style-name="P16"><text:span text:style-name="T3">Clients may exercise the following rights at any time by contacting </text:span><text:span text:style-name="Strong_20_Emphasis"><text:span text:style-name="T3">stephen.stockdale@biofigr.com</text:span></text:span></text:p>
          <text:p text:style-name="P16"><text:span text:style-name="Strong_20_Emphasis"><text:span text:style-name="T3"/></text:span></text:p>
        </text:list-item>
        <text:list-item>
          <text:p text:style-name="P15">Right of access to personal data held.</text:p>
        </text:list-item>
        <text:list-item>
          <text:p text:style-name="P15">Right to rectification of inaccurate or incomplete data.</text:p>
        </text:list-item>
        <text:list-item>
          <text:p text:style-name="P15">Right to erasure (“right to be forgotten”).</text:p>
        </text:list-item>
        <text:list-item>
          <text:p text:style-name="P15">Right to restrict processing.</text:p>
        </text:list-item>
        <text:list-item>
          <text:p text:style-name="P15">Right to notification of rectification/erasure/restriction.</text:p>
        </text:list-item>
        <text:list-item>
          <text:p text:style-name="P15">Right to data portability in a machine-readable format.</text:p>
          <text:p text:style-name="P15"/>
        </text:list-item>
      </text:list>
      <text:p text:style-name="P8">8. Confidentiality and Third-Party Access</text:p>
      <text:list text:continue-numbering="true" text:style-name="L5">
        <text:list-item>
          <text:p text:style-name="P15">Data is never shared with third parties without written client consent.</text:p>
        </text:list-item>
        <text:list-item>
          <text:p text:style-name="P15">No project data is submitted to AI platforms.</text:p>
        </text:list-item>
        <text:list-item>
          <text:p text:style-name="P15">General troubleshooting with AI tools (e.g. ChatGPT) may involve non-identifiable code snippets or error messages only.</text:p>
          <text:p text:style-name="P15"/>
        </text:list-item>
      </text:list>
      <text:p text:style-name="P8">9. Data Breach Notification</text:p>
      <text:list text:continue-numbering="true" text:style-name="L5">
        <text:list-item>
          <text:p text:style-name="P15">In the event of a data breach, BioFigR will notify the client and the Data Protection Commission (DPC) of Ireland within 72 hours.</text:p>
        </text:list-item>
        <text:list-item>
          <text:p text:style-name="P15"><text:soft-page-break/>Notification will include nature, scope, likely consequences, and measures taken.</text:p>
        </text:list-item>
        <text:list-item>
          <text:p text:style-name="P16"><text:span text:style-name="T3">DPC contact: </text:span><text:a xlink:type="simple" xlink:href="https://www.dataprotection.ie/" office:target-frame-name="_new" xlink:show="replace" text:style-name="Internet_20_link" text:visited-style-name="Visited_20_Internet_20_Link"><text:span text:style-name="T3">www.dataprotection.ie</text:span></text:a></text:p>
        </text:list-item>
      </text:list>
      <text:p text:style-name="P9">Version Control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Version</text:p>
          </table:table-cell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3">Modified By</text:p>
          </table:table-cell>
          <table:table-cell table:style-name="Table1.A1" office:value-type="string">
            <text:p text:style-name="P4">Notes</text:p>
          </table:table-cell>
        </table:table-row>
        <table:table-row>
          <table:table-cell table:style-name="Table1.A2" office:value-type="string">
            <text:p text:style-name="P4">V1</text:p>
          </table:table-cell>
          <table:table-cell table:style-name="Table1.A2" office:value-type="string">
            <text:p text:style-name="P3">01/08/2025</text:p>
          </table:table-cell>
          <table:table-cell table:style-name="Table1.A2" office:value-type="string">
            <text:p text:style-name="P3">Stephen Stockdale</text:p>
          </table:table-cell>
          <table:table-cell table:style-name="Table1.A2" office:value-type="string">
            <text:p text:style-name="P5"><text:span text:style-name="T2">GDPR</text:span> document creation</text:p>
          </table:table-cell>
        </table:table-row>
        <table:table-row>
          <table:table-cell table:style-name="Table1.A2" office:value-type="string">
            <text:p text:style-name="P6">V2</text:p>
          </table:table-cell>
          <table:table-cell table:style-name="Table1.A2" office:value-type="string">
            <text:p text:style-name="P7">08/09/2025</text:p>
          </table:table-cell>
          <table:table-cell table:style-name="Table1.A2" office:value-type="string">
            <text:p text:style-name="P3">Stephen Stockdale</text:p>
          </table:table-cell>
          <table:table-cell table:style-name="Table1.A2" office:value-type="string">
            <text:p text:style-name="P6">Updated GDPR with softwares being used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0:05:17.602784893</meta:creation-date>
    <dc:date>2025-09-08T10:15:09.101230271</dc:date>
    <meta:editing-duration>PT9M52S</meta:editing-duration>
    <meta:editing-cycles>1</meta:editing-cycles>
    <meta:document-statistic meta:table-count="1" meta:image-count="0" meta:object-count="0" meta:page-count="4" meta:paragraph-count="57" meta:word-count="422" meta:character-count="2790" meta:non-whitespace-character-count="2448"/>
    <meta:generator>LibreOffice/24.2.7.2$Linux_X86_64 LibreOffice_project/420$Build-2</meta:generator>
  </office:meta>
</office:document-meta>
</file>